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F000002824F555ECD.png" manifest:media-type="image/png"/>
  <manifest:file-entry manifest:full-path="Pictures/10000201000002A7000002703B19B098.png" manifest:media-type="image/png"/>
  <manifest:file-entry manifest:full-path="Pictures/10000201000002A00000026F6F3ECCDF.png" manifest:media-type="image/png"/>
  <manifest:file-entry manifest:full-path="Pictures/10000201000002A6000002819FF7B6D4.png" manifest:media-type="image/png"/>
  <manifest:file-entry manifest:full-path="Pictures/100000000000058E0000040E703B012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8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1">
        <draw:frame draw:style-name="gr1" draw:text-style-name="P1" draw:layer="layout" svg:width="26.939cm" svg:height="19.664cm" svg:x="0.534cm" svg:y="0.977cm">
          <draw:image xlink:href="Pictures/100000000000058E0000040E703B012D.jpg" xlink:type="simple" xlink:show="embed" xlink:actuate="onLoad">
            <text:p/>
          </draw:image>
        </draw:frame>
        <draw:frame draw:style-name="gr2" draw:text-style-name="P1" draw:layer="layout" svg:width="21.3cm" svg:height="19.9cm" svg:x="-0.5cm" svg:y="0.8cm">
          <draw:image xlink:href="Pictures/10000201000002A00000026F6F3ECCDF.png" xlink:type="simple" xlink:show="embed" xlink:actuate="onLoad">
            <text:p/>
          </draw:image>
        </draw:frame>
      </draw:page>
      <draw:page draw:name="page2" draw:style-name="dp1" draw:master-page-name="Default1_5f_">
        <draw:frame draw:style-name="gr1" draw:text-style-name="P1" draw:layer="layout" svg:width="26.939cm" svg:height="19.664cm" svg:x="0.553cm" svg:y="1cm">
          <draw:image xlink:href="Pictures/100000000000058E0000040E703B012D.jpg" xlink:type="simple" xlink:show="embed" xlink:actuate="onLoad">
            <text:p/>
          </draw:image>
        </draw:frame>
        <draw:frame draw:style-name="gr2" draw:text-style-name="P1" draw:layer="layout" svg:width="21.6cm" svg:height="19.8cm" svg:x="-0.8cm" svg:y="0.9cm">
          <draw:image xlink:href="Pictures/10000201000002A7000002703B19B098.png" xlink:type="simple" xlink:show="embed" xlink:actuate="onLoad">
            <text:p/>
          </draw:image>
        </draw:frame>
      </draw:page>
      <draw:page draw:name="page3" draw:style-name="dp1" draw:master-page-name="Default1_5f_">
        <draw:frame draw:style-name="gr1" draw:text-style-name="P1" draw:layer="layout" svg:width="26.939cm" svg:height="19.664cm" svg:x="0.534cm" svg:y="0.977cm">
          <draw:image xlink:href="Pictures/100000000000058E0000040E703B012D.jpg" xlink:type="simple" xlink:show="embed" xlink:actuate="onLoad">
            <text:p/>
          </draw:image>
        </draw:frame>
        <draw:frame draw:style-name="gr2" draw:text-style-name="P1" draw:layer="layout" svg:width="21.3cm" svg:height="20.4cm" svg:x="-0.5cm" svg:y="0.3cm">
          <draw:image xlink:href="Pictures/100002010000029F000002824F555ECD.png" xlink:type="simple" xlink:show="embed" xlink:actuate="onLoad">
            <text:p/>
          </draw:image>
        </draw:frame>
      </draw:page>
      <draw:page draw:name="page4" draw:style-name="dp1" draw:master-page-name="Default1_5f_">
        <draw:frame draw:style-name="gr1" draw:text-style-name="P1" draw:layer="layout" svg:width="26.939cm" svg:height="19.664cm" svg:x="0.534cm" svg:y="0.977cm">
          <draw:image xlink:href="Pictures/100000000000058E0000040E703B012D.jpg" xlink:type="simple" xlink:show="embed" xlink:actuate="onLoad">
            <text:p/>
          </draw:image>
        </draw:frame>
        <draw:frame draw:style-name="gr2" draw:text-style-name="P1" draw:layer="layout" svg:width="21.6cm" svg:height="20.4cm" svg:x="-0.9cm" svg:y="0.3cm">
          <draw:image xlink:href="Pictures/10000201000002A6000002819FF7B6D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Verdana2" svg:font-family="Verdana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1" style:page-layout-name="PM0" draw:style-name="Mdp1"/>
    <style:master-page style:name="Default1_5f_" style:display-name="Default1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3T16:17:30.925470335</meta:creation-date>
    <dc:title>Default</dc:title>
    <meta:editing-duration>PT6H30M33S</meta:editing-duration>
    <meta:editing-cycles>7</meta:editing-cycles>
    <meta:generator>LibreOffice/4.3.7.2$Linux_X86_64 LibreOffice_project/430m0$Build-2</meta:generator>
    <meta:initial-creator>nick </meta:initial-creator>
    <dc:date>2015-12-04T03:46:33.092825851</dc:date>
    <dc:creator>nick </dc:creator>
    <meta:document-statistic meta:object-count="8"/>
    <meta:template xlink:type="simple" xlink:actuate="onRequest" xlink:title="Default" xlink:href="../../../../../.config/libreoffice/4/user/template/Default1.otg" meta:date="2015-12-03T16:17:30.404509444"/>
  </office:meta>
</office:document-meta>
</file>